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1" svg:font-family="'Ringside Regular'" style:font-adornments="Bold Italic" style:font-pitch="variable"/>
    <style:font-face style:name="Ringside Regular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861in" style:rel-column-width="6718*"/>
    </style:style>
    <style:style style:name="Table1.B" style:family="table-column">
      <style:table-column-properties style:column-width="0.441in" style:rel-column-width="4317*"/>
    </style:style>
    <style:style style:name="Table1.C" style:family="table-column">
      <style:table-column-properties style:column-width="0.1215in" style:rel-column-width="1189*"/>
    </style:style>
    <style:style style:name="Table1.D" style:family="table-column">
      <style:table-column-properties style:column-width="5.4444in" style:rel-column-width="53311*"/>
    </style:style>
    <style:style style:name="Table1.A1" style:family="table-cell">
      <style:table-cell-properties style:vertical-align="middle" fo:padding="0in" fo:border="none" style:writing-mode="page"/>
    </style:style>
    <style:style style:name="GraphicDesignTable" style:family="table">
      <style:table-properties style:width="6.6931in" table:align="margins"/>
    </style:style>
    <style:style style:name="GraphicDesignTable.A" style:family="table-column">
      <style:table-column-properties style:column-width="0.6861in" style:rel-column-width="6718*"/>
    </style:style>
    <style:style style:name="GraphicDesignTable.B" style:family="table-column">
      <style:table-column-properties style:column-width="0.441in" style:rel-column-width="4317*"/>
    </style:style>
    <style:style style:name="GraphicDesignTable.C" style:family="table-column">
      <style:table-column-properties style:column-width="0.1215in" style:rel-column-width="1189*"/>
    </style:style>
    <style:style style:name="GraphicDesignTable.D" style:family="table-column">
      <style:table-column-properties style:column-width="5.4444in" style:rel-column-width="53311*"/>
    </style:style>
    <style:style style:name="GraphicDesignTable.A1" style:family="table-cell">
      <style:table-cell-properties style:vertical-align="middle"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861in" style:rel-column-width="6718*"/>
    </style:style>
    <style:style style:name="Table2.B" style:family="table-column">
      <style:table-column-properties style:column-width="0.441in" style:rel-column-width="4317*"/>
    </style:style>
    <style:style style:name="Table2.C" style:family="table-column">
      <style:table-column-properties style:column-width="0.1215in" style:rel-column-width="1189*"/>
    </style:style>
    <style:style style:name="Table2.D" style:family="table-column">
      <style:table-column-properties style:column-width="5.4444in" style:rel-column-width="53311*"/>
    </style:style>
    <style:style style:name="Table2.A1" style:family="table-cell">
      <style:table-cell-properties style:vertical-align="middle" fo:padding="0in" fo:border="none" style:writing-mode="page"/>
    </style:style>
    <style:style style:name="Table2.D2" style:family="table-cell">
      <style:table-cell-properties style:vertical-align="bottom" fo:padding="0in" fo:border="non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P1" style:family="paragraph" style:parent-style-name="Standard">
      <style:text-properties officeooo:paragraph-rsid="0083260a"/>
    </style:style>
    <style:style style:name="P2" style:family="paragraph" style:parent-style-name="Table_20_Contents">
      <style:paragraph-properties fo:text-align="end" style:justify-single-word="false"/>
      <style:text-properties style:font-name="Gill Sans"/>
    </style:style>
    <style:style style:name="P3" style:family="paragraph" style:parent-style-name="Table_20_Contents">
      <style:paragraph-properties fo:text-align="end" style:justify-single-word="false"/>
      <style:text-properties style:font-name="Gill Sans" officeooo:paragraph-rsid="0081d9f9"/>
    </style:style>
    <style:style style:name="P4" style:family="paragraph" style:parent-style-name="Table_20_Contents">
      <style:paragraph-properties fo:text-align="end" style:justify-single-word="false"/>
      <style:text-properties style:font-name="Gill Sans" officeooo:paragraph-rsid="0083260a"/>
    </style:style>
    <style:style style:name="P5" style:family="paragraph" style:parent-style-name="Table_20_Contents">
      <style:text-properties officeooo:paragraph-rsid="0081d9f9"/>
    </style:style>
    <style:style style:name="P6" style:family="paragraph" style:parent-style-name="Table_20_Contents">
      <style:text-properties officeooo:paragraph-rsid="0083260a"/>
    </style:style>
    <style:style style:name="P7" style:family="paragraph" style:parent-style-name="Text_20_body">
      <style:paragraph-properties fo:text-align="end" style:justify-single-word="false"/>
      <style:text-properties style:font-name="Gill Sans" officeooo:rsid="002b0d80" officeooo:paragraph-rsid="00840e11"/>
    </style:style>
    <style:style style:name="P8" style:family="paragraph" style:parent-style-name="Text_20_body">
      <style:paragraph-properties fo:text-align="start" style:justify-single-word="false"/>
      <style:text-properties style:font-name="Gill Sans" officeooo:rsid="0088194f" officeooo:paragraph-rsid="0088194f"/>
    </style:style>
    <style:style style:name="P9" style:family="paragraph" style:parent-style-name="Text_20_body">
      <style:text-properties officeooo:paragraph-rsid="00844c8f"/>
    </style:style>
    <style:style style:name="P10" style:family="paragraph" style:parent-style-name="Table_20_End_20_Date">
      <style:text-properties officeooo:rsid="00c477a9" officeooo:paragraph-rsid="00c477a9"/>
    </style:style>
    <style:style style:name="P11" style:family="paragraph" style:parent-style-name="Heading_20_1">
      <style:text-properties officeooo:paragraph-rsid="00407ef3"/>
    </style:style>
    <style:style style:name="P12" style:family="paragraph" style:parent-style-name="Heading_20_2">
      <style:text-properties fo:font-variant="small-caps" style:font-name="Ringside Regular1" fo:font-size="18pt" fo:language="fr" fo:country="FR" fo:font-style="normal" fo:font-weight="bold" officeooo:rsid="00c02b7f" officeooo:paragraph-rsid="00c02b7f" style:font-name-asian="PingFang SC" style:font-size-asian="16.1000003814697pt" style:font-weight-asian="bold" style:font-name-complex="Arial Unicode MS" style:font-size-complex="16.1000003814697pt" style:font-weight-complex="bold"/>
    </style:style>
    <style:style style:name="P13" style:family="paragraph" style:parent-style-name="Table_20_Start_20_Date">
      <style:paragraph-properties fo:text-align="end" style:justify-single-word="false"/>
    </style:style>
    <style:style style:name="P14" style:family="paragraph" style:parent-style-name="Table_20_Start_20_Date">
      <style:paragraph-properties fo:text-align="end" style:justify-single-word="false"/>
      <style:text-properties officeooo:paragraph-rsid="00c516d4"/>
    </style:style>
    <style:style style:name="T1" style:family="text">
      <style:text-properties style:text-position="-2% 100%" fo:font-size="21pt" officeooo:rsid="0020f455" style:font-size-asian="18.2000007629395pt" style:font-size-complex="18.2000007629395pt"/>
    </style:style>
    <style:style style:name="T2" style:family="text">
      <style:text-properties style:font-name="Joanna Nova" fo:language="fr" fo:country="FR" officeooo:rsid="00c0b067"/>
    </style:style>
    <style:style style:name="T3" style:family="text">
      <style:text-properties style:font-name="Joanna Nova" fo:language="fr" fo:country="FR" officeooo:rsid="00c213dd"/>
    </style:style>
    <style:style style:name="T4" style:family="text">
      <style:text-properties style:font-name="Ringside Regular" fo:font-size="20.3999996185303pt" fo:font-weight="250" officeooo:rsid="009f48b8" style:font-name-asian="PingFang SC" style:font-size-asian="20.3999996185303pt" style:font-weight-asian="bold" style:font-name-complex="Arial Unicode MS" style:font-size-complex="20.3999996185303pt" style:font-weight-complex="bold"/>
    </style:style>
    <style:style style:name="T5" style:family="text">
      <style:text-properties fo:font-size="20.3999996185303pt" style:font-size-asian="20.3999996185303pt" style:font-size-complex="20.3999996185303pt"/>
    </style:style>
    <style:style style:name="T6" style:family="text">
      <style:text-properties fo:font-size="20.3999996185303pt" officeooo:rsid="003ed5ef" style:font-size-asian="20.3999996185303pt" style:font-size-complex="20.3999996185303pt"/>
    </style:style>
    <style:style style:name="T7" style:family="text">
      <style:text-properties style:font-name="Gill Sans" fo:language="fr" fo:country="FR" officeooo:rsid="00c02b7f"/>
    </style:style>
    <style:style style:name="T8" style:family="text">
      <style:text-properties officeooo:rsid="00c351f9"/>
    </style:style>
    <style:style style:name="T9" style:family="text">
      <style:text-properties fo:language="fr" fo:country="FR"/>
    </style:style>
    <style:style style:name="T10" style:family="text">
      <style:text-properties fo:language="fr" fo:country="FR" officeooo:rsid="00c516d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Eric Bréchemier<text:span text:style-name="T1"><text:line-break/></text:span><text:span text:style-name="T5">eric@</text:span><text:span text:style-name="T4">culture</text:span><text:span text:style-name="T5">.graphic</text:span><text:span text:style-name="T6">s</text:span></text:h>
      <text:h text:style-name="P12" text:outline-level="2">Conception Pédagogique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10555324914764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0">202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bénévolat de compétences pour la plateforme Art Explora Academy</text:p>
          </table:table-cell>
        </table:table-row>
        <table:table-row table:style-name="TableLine1055532491486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End_20_Date">202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Certificat de Conception Pédagogique de l<text:span text:style-name="T3">'atelier</text:span> de Connie Malamed</text:p>
          </table:table-cell>
        </table:table-row>
        <table:table-row table:style-name="TableLine10555324914816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Certificat de Gestion de l'Apprentissage Numérique de LearnAssembly</text:p>
          </table:table-cell>
        </table:table-row>
        <table:table-row table:style-name="TableLine105553249141504">
          <table:table-cell table:style-name="Table1.A1" office:value-type="string">
            <text:p text:style-name="P13"><text:span text:style-name="T9">depuis </text:span></text:p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étude de la conception pédagogique en autodidacte</text:p>
          </table:table-cell>
        </table:table-row>
      </table:table>
      <text:h text:style-name="P12" text:outline-level="2">Graphisme</text:h>
      <table:table table:name="GraphicDesignTable" table:style-name="GraphicDesignTable">
        <table:table-column table:style-name="GraphicDesignTable.A"/>
        <table:table-column table:style-name="GraphicDesignTable.B"/>
        <table:table-column table:style-name="GraphicDesignTable.C"/>
        <table:table-column table:style-name="GraphicDesignTable.D"/>
        <table:table-row table:style-name="TableLine105553249153280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2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cours Découvrir <text:span text:style-name="T2">&amp;</text:span> transmettre le graphisme au collège du CNAP sur FUN</text:p>
          </table:table-cell>
        </table:table-row>
        <table:table-row table:style-name="TableLine105553249143040">
          <table:table-cell table:style-name="GraphicDesignTable.A1" office:value-type="string">
            <text:p text:style-name="Table_20_Start_20_Date">2019–</text:p>
          </table:table-cell>
          <table:table-cell table:style-name="GraphicDesignTable.A1" office:value-type="string">
            <text:p text:style-name="Table_20_End_20_Date">2020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cours du soir de Communication Visuelle de l'EPSAA</text:p>
          </table:table-cell>
        </table:table-row>
        <table:table-row table:style-name="TableLine105553249145344">
          <table:table-cell table:style-name="GraphicDesignTable.A1" office:value-type="string">
            <text:p text:style-name="P14"><text:span text:style-name="T7">depuis </text:span></text:p>
          </table:table-cell>
          <table:table-cell table:style-name="GraphicDesignTable.A1" office:value-type="string">
            <text:p text:style-name="Table_20_End_20_Date">2019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études en arts appliqués à distance, parcours Graphiste de l'edaa</text:p>
          </table:table-cell>
        </table:table-row>
        <table:table-row table:style-name="TableLine105553249143296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17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spécialisation Graphisme de CalArts sur Coursera</text:p>
          </table:table-cell>
        </table:table-row>
        <table:table-row table:style-name="TableLine105553249141248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1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projet 7 Days Gallery avec l'artiste Alève Mine</text:p>
          </table:table-cell>
        </table:table-row>
        <table:table-row table:style-name="TableLine105553249142784">
          <table:table-cell table:style-name="GraphicDesignTable.A1" office:value-type="string">
            <text:p text:style-name="P13"><text:span text:style-name="T7">depuis </text:span></text:p>
          </table:table-cell>
          <table:table-cell table:style-name="GraphicDesignTable.A1" office:value-type="string">
            <text:p text:style-name="Table_20_End_20_Date">2004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étude du graphisme en autodidacte</text:p>
          </table:table-cell>
        </table:table-row>
      </table:table>
      <text:h text:style-name="P12" text:outline-level="2">Informatiqu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105553249146112">
          <table:table-cell table:style-name="Table2.A1" office:value-type="string">
            <text:p text:style-name="Table_20_Start_20_Date">2004–</text:p>
          </table:table-cell>
          <table:table-cell table:style-name="Table2.A1" office:value-type="string">
            <text:p text:style-name="Table_20_End_20_Date">2020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Ingénieur en informatique<text:span text:style-name="T8">, formateur &amp; chef de projet</text:span></text:p>
          </table:table-cell>
        </table:table-row>
        <table:table-row table:style-name="TableLine105553249156608"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6"/>
          </table:table-cell>
          <table:table-cell table:style-name="Table2.D2" office:value-type="string">
            <table:table table:name="SoftwareEngineer" table:style-name="SoftwareEngineer">
              <table:table-column table:style-name="SoftwareEngineer.A"/>
              <table:table-column table:style-name="SoftwareEngineer.B"/>
              <table:table-column table:style-name="SoftwareEngineer.C"/>
              <table:table-row table:style-name="TableLine105553249152512">
                <table:table-cell table:style-name="SoftwareEngineer.A1" office:value-type="string">
                  <text:p text:style-name="Table_20_Subheading">Édit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OECD, Wolters Kluwer</text:p>
                </table:table-cell>
              </table:table-row>
              <table:table-row table:style-name="TableLine105553249154304">
                <table:table-cell table:style-name="SoftwareEngineer.A1" office:value-type="string">
                  <text:p text:style-name="Table_20_Subheading">Éducat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nsAD, Sciences Po Médialab</text:p>
                </table:table-cell>
              </table:table-row>
              <table:table-row table:style-name="TableLine105553249154560">
                <table:table-cell table:style-name="SoftwareEngineer.A1" office:value-type="string">
                  <text:p text:style-name="Table_20_Subheading">Impress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Autajon</text:p>
                </table:table-cell>
              </table:table-row>
              <table:table-row table:style-name="TableLine105553249154816">
                <table:table-cell table:style-name="SoftwareEngineer.A1" office:value-type="string">
                  <text:p text:style-name="Table_20_Subheading">Jeux Vidéo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Pastagames</text:p>
                </table:table-cell>
              </table:table-row>
              <table:table-row table:style-name="TableLine105553249155072">
                <table:table-cell table:style-name="SoftwareEngineer.A1" office:value-type="string">
                  <text:p text:style-name="Table_20_Subheading">Sport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Gull</text:p>
                </table:table-cell>
              </table:table-row>
              <table:table-row table:style-name="TableLine105553249155328">
                <table:table-cell table:style-name="SoftwareEngineer.A1" office:value-type="string">
                  <text:p text:style-name="Table_20_Subheading">Télécom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xpway, Vodafone, Voxmobili</text:p>
                </table:table-cell>
              </table:table-row>
              <table:table-row table:style-name="TableLine105553249155840">
                <table:table-cell table:style-name="SoftwareEngineer.A1" office:value-type="string">
                  <text:p text:style-name="Table_20_Subheading">Web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Family&amp;Co, Legalbox</text:p>
                </table:table-cell>
              </table:table-row>
            </table:table>
            <text:p text:style-name="P9"/>
          </table:table-cell>
        </table:table-row>
        <table:table-row table:style-name="TableLine105553248918528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End_20_Date">2004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Master Jeux Vidéo et Media Interactifs Numériques du CNAM-ENJMIN</text:p>
          </table:table-cell>
        </table:table-row>
        <table:table-row table:style-name="TableLine105553248917504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End_20_Date">2003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diplôme d'ingénieur en informatique de l'ENSIIE</text:p>
          </table:table-cell>
        </table:table-row>
        <table:table-row table:style-name="TableLine105553248922112">
          <table:table-cell table:style-name="Table2.A1" office:value-type="string">
            <text:p text:style-name="P13"><text:span text:style-name="T7">depuis </text:span></text:p>
          </table:table-cell>
          <table:table-cell table:style-name="Table2.A1" office:value-type="string">
            <text:p text:style-name="Table_20_End_20_Date">1998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étude de l'informatique en autodidact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1" svg:font-family="'Ringside Regular'" style:font-adornments="Bold Italic" style:font-pitch="variable"/>
    <style:font-face style:name="Ringside Regular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vertical-align="baseline"/>
      <style:text-properties style:font-name="Joanna Nova" fo:font-family="'Joanna Nova'" style:font-style-name="Regular" style:font-pitch="variable" fo:language="fr" fo:country="FR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fo:language="fr" fo:country="FR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20%" style:page-number="auto" style:vertical-align="auto">
        <style:tab-stops/>
      </style:paragraph-properties>
    </style:style>
    <style:style style:name="List" style:family="paragraph" style:parent-style-name="Text_20_body" style:list-style-name="" style:class="list">
      <style:paragraph-properties fo:margin-left="0in" fo:margin-right="0in" fo:text-indent="0in" style:auto-text-indent="false">
        <style:tab-stops/>
      </style:paragraph-properties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7in" fo:margin-bottom="0.3in" style:contextual-spacing="false" fo:text-indent="-0.0201in" style:auto-text-indent="false">
        <style:tab-stops/>
      </style:paragraph-properties>
      <style:text-properties style:font-name="Ringside Regular" fo:font-family="'Ringside Regular'" style:font-style-name="Light" style:font-pitch="variable" fo:font-size="200%" fo:language="zxx" fo:country="none" fo:font-weight="250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padding="0in" fo:border="none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5in" fo:margin-bottom="0.2in" style:contextual-spacing="false">
        <style:drop-cap/>
      </style:paragraph-properties>
      <style:text-properties fo:font-variant="small-caps" style:font-name="Ringside Regular1" fo:font-family="'Ringside Regular'" style:font-style-name="Bold Italic" style:font-pitch="variable" fo:font-size="18pt" fo:font-style="normal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End_20_Date" style:display-name="Table End Date" style:family="paragraph" style:parent-style-name="Table_20_Text">
      <style:text-properties style:font-name="Gill Sans" fo:font-family="'Gill Sans'" style:font-family-generic="swiss" style:font-pitch="variable" officeooo:rsid="00981570"/>
    </style:style>
    <style:style style:name="Table_20_Start_20_Date" style:display-name="Table Start Date" style:family="paragraph" style:parent-style-name="Table_20_End_20_Date">
      <style:paragraph-properties fo:text-align="end" style:justify-single-word="false"/>
      <style:text-properties style:font-name="Gill Sans" fo:font-family="'Gill Sans'" style:font-family-generic="swiss" style:font-pitch="variable"/>
    </style:style>
    <style:style style:name="Table_20_Subheading" style:display-name="Table Subheading" style:family="paragraph" style:parent-style-name="Table_20_Subtext">
      <style:paragraph-properties fo:padding="0in" fo:border="none"/>
      <style:text-properties fo:text-transform="uppercase" style:text-position="-3% 100%" style:font-name="Ringside Regular" fo:font-family="'Ringside Regular'" style:font-style-name="Light" style:font-pitch="variable" fo:font-size="10pt" fo:font-style="italic" fo:font-weight="250" officeooo:rsid="008a01f9" style:font-weight-asian="normal" style:font-weight-complex="normal"/>
    </style:style>
    <style:style style:name="Table_20_Subtext" style:display-name="Table Subtext" style:family="paragraph" style:parent-style-name="Table_20_Contents">
      <style:paragraph-properties fo:padding="0in" fo:border="none">
        <style:tab-stops/>
      </style:paragraph-properties>
    </style:style>
    <style:style style:name="Table_20_Text" style:display-name="Table Text" style:family="paragraph" style:parent-style-name="Table_20_Contents">
      <style:paragraph-properties fo:padding-left="0in" fo:padding-right="0in" fo:padding-top="0.0201in" fo:padding-bottom="0in" fo:border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07T19:14:54.808546514</meta:creation-date>
    <dc:date>2021-10-05T17:44:31.103139646</dc:date>
    <meta:editing-duration>PT5H23M46S</meta:editing-duration>
    <meta:editing-cycles>151</meta:editing-cycles>
    <meta:generator>LibreOffice/7.0.4.2$MacOSX_X86_64 LibreOffice_project/dcf040e67528d9187c66b2379df5ea4407429775</meta:generator>
    <meta:document-statistic meta:table-count="4" meta:image-count="0" meta:object-count="0" meta:page-count="1" meta:paragraph-count="52" meta:word-count="160" meta:character-count="1100" meta:non-whitespace-character-count="988"/>
  </office:meta>
</office:document-meta>
</file>